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fill="none" fo:min-height="6.37cm"/>
      <style:paragraph-properties style:writing-mode="lr-tb"/>
    </style:style>
    <style:style style:name="gr2" style:family="graphic" style:parent-style-name="standard">
      <style:graphic-properties draw:stroke="dash" draw:stroke-dash="Double_20_Dash" svg:stroke-color="#000000" svg:stroke-linecap="butt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svg:stroke-color="#ffa500" draw:fill="none" draw:textarea-vertical-align="middle"/>
    </style:style>
    <style:style style:name="P1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2" style:family="paragraph">
      <loext:graphic-properties draw:fill="none"/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1.747cm" svg:height="6.62cm" svg:x="1.317cm" svg:y="7.08cm">
          <draw:text-box>
            <text:p text:style-name="P1">ex:PersonShape</text:p>
            <text:p text:style-name="P1"><text:s text:c="8"/>a sh:NodeShape ;</text:p>
            <text:p text:style-name="P1"><text:s text:c="8"/>sh:targetClass ex:Person ; <text:s text:c="3"/></text:p>
            <text:p text:style-name="P1"><text:s text:c="8"/>sh:property [ <text:s text:c="15"/></text:p>
            <text:p text:style-name="P1"><text:s text:c="16"/>sh:path ex:ssn ; <text:s text:c="10"/></text:p>
            <text:p text:style-name="P1"><text:s text:c="16"/>sh:maxCount 1 ;</text:p>
            <text:p text:style-name="P1"><text:s text:c="16"/>sh:datatype xsd:string ;</text:p>
            <text:p text:style-name="P1"><text:s text:c="16"/>sh:pattern "^\\d{3}-\\d{2}-\\d{4}$" ;</text:p>
            <text:p text:style-name="P1"><text:s text:c="8"/>] ;</text:p>
            <text:p text:style-name="P1"><text:s text:c="8"/>sh:property [ <text:s text:c="16"/></text:p>
            <text:p text:style-name="P1"><text:s text:c="16"/>sh:path ex:worksFor ;</text:p>
            <text:p text:style-name="P1"><text:s text:c="16"/>sh:class ex:Company ;</text:p>
            <text:p text:style-name="P1"><text:s text:c="16"/>sh:nodeKind sh:IRI ;</text:p>
            <text:p text:style-name="P1"><text:s text:c="8"/>] ;</text:p>
            <text:p text:style-name="P1"><text:s text:c="8"/>sh:closed true ;</text:p>
            <text:p text:style-name="P1"><text:s text:c="8"/>sh:ignoredProperties ( rdf:type ) .</text:p>
          </draw:text-box>
        </draw:frame>
        <draw:frame draw:style-name="gr2" draw:text-style-name="P4" draw:layer="layout" svg:width="8.389cm" svg:height="0.725cm" svg:x="14.97cm" svg:y="1.635cm">
          <draw:text-box>
            <text:p text:style-name="P3"><text:span text:style-name="T1">Nombre del shape (Puede ser cualquiera)</text:span></text:p>
          </draw:text-box>
        </draw:frame>
        <draw:line draw:style-name="gr3" draw:text-style-name="P5" draw:layer="layout" svg:x1="4.81cm" svg:y1="1.952cm" svg:x2="14.97cm" svg:y2="1.952cm">
          <text:p/>
        </draw:line>
        <draw:frame draw:style-name="gr2" draw:text-style-name="P4" draw:layer="layout" svg:width="7.381cm" svg:height="0.725cm" svg:x="14.97cm" svg:y="2.587cm">
          <draw:text-box>
            <text:p text:style-name="P3"><text:span text:style-name="T1">NodeShape: Captura nodos (Sujeto)</text:span></text:p>
          </draw:text-box>
        </draw:frame>
        <draw:frame draw:style-name="gr2" draw:text-style-name="P4" draw:layer="layout" svg:width="7.284cm" svg:height="0.725cm" svg:x="14.891cm" svg:y="5.355cm">
          <draw:text-box>
            <text:p text:style-name="P3"><text:span text:style-name="T1">PropertyShape: Captura predicados</text:span></text:p>
          </draw:text-box>
        </draw:frame>
        <draw:frame draw:style-name="gr2" draw:text-style-name="P4" draw:layer="layout" svg:width="7.402cm" svg:height="0.725cm" svg:x="14.97cm" svg:y="3.857cm">
          <draw:text-box>
            <text:p text:style-name="P3"><text:span text:style-name="T1">Un Shape puede incluir más Shapes</text:span></text:p>
          </draw:text-box>
        </draw:frame>
        <draw:frame draw:style-name="gr2" draw:text-style-name="P4" draw:layer="layout" svg:width="4.206cm" svg:height="0.725cm" svg:x="15.287cm" svg:y="9.165cm">
          <draw:text-box>
            <text:p text:style-name="P3"><text:span text:style-name="T1">Nombre de relación</text:span></text:p>
          </draw:text-box>
        </draw:frame>
        <draw:frame draw:style-name="gr2" draw:text-style-name="P4" draw:layer="layout" svg:width="4.85cm" svg:height="0.725cm" svg:x="15.287cm" svg:y="10.525cm">
          <draw:text-box>
            <text:p text:style-name="P3"><text:span text:style-name="T1">Cantidad de relaciones</text:span></text:p>
          </draw:text-box>
        </draw:frame>
        <draw:frame draw:style-name="gr2" draw:text-style-name="P4" draw:layer="layout" svg:width="3.927cm" svg:height="0.725cm" svg:x="15.287cm" svg:y="12.112cm">
          <draw:text-box>
            <text:p text:style-name="P3"><text:span text:style-name="T1">Datatype del valor</text:span></text:p>
          </draw:text-box>
        </draw:frame>
        <draw:frame draw:style-name="gr2" draw:text-style-name="P4" draw:layer="layout" svg:width="5.552cm" svg:height="0.725cm" svg:x="15.488cm" svg:y="13.61cm">
          <draw:text-box>
            <text:p text:style-name="P3"><text:span text:style-name="T1">Expresión regular del valor</text:span></text:p>
          </draw:text-box>
        </draw:frame>
        <draw:frame draw:style-name="gr2" draw:text-style-name="P4" draw:layer="layout" svg:width="5.607cm" svg:height="0.725cm" svg:x="15.287cm" svg:y="15.515cm">
          <draw:text-box>
            <text:p text:style-name="P3"><text:span text:style-name="T1">rdf:type del objeto del triple</text:span></text:p>
          </draw:text-box>
        </draw:frame>
        <draw:frame draw:style-name="gr2" draw:text-style-name="P4" draw:layer="layout" svg:width="15.018cm" svg:height="0.725cm" svg:x="10.525cm" svg:y="17.51cm">
          <draw:text-box>
            <text:p text:style-name="P3"><text:span text:style-name="T1">Los nodos que conforman con esta forma no pueden tener más relaciones ...</text:span></text:p>
          </draw:text-box>
        </draw:frame>
        <draw:frame draw:style-name="gr2" draw:text-style-name="P4" draw:layer="layout" svg:width="5.299cm" svg:height="0.725cm" svg:x="10.429cm" svg:y="18.78cm">
          <draw:text-box>
            <text:p text:style-name="P3"><text:span text:style-name="T1">… </text:span><text:span text:style-name="T1">excepto si son rdf:typ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1-24T17:06:18.386440340</meta:creation-date>
    <dc:date>2025-01-24T17:19:57.842679356</dc:date>
    <meta:editing-duration>PT13M36S</meta:editing-duration>
    <meta:editing-cycles>6</meta:editing-cycles>
    <meta:generator>LibreOffice/7.3.7.2$Linux_X86_64 LibreOffice_project/30$Build-2</meta:generator>
    <meta:document-statistic meta:object-count="13"/>
  </office:meta>
</office:document-meta>
</file>